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B00000099CF2253A55386474D.png" manifest:media-type="image/png"/>
  <manifest:file-entry manifest:full-path="Pictures/10000201000001220000011705878F0EEDB48843.png" manifest:media-type="image/png"/>
  <manifest:file-entry manifest:full-path="Pictures/10000201000001F40000028E170D28810315C5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-0.7366in" svg:y="-0.7874in" svg:width="4.7402in" svg:height="6.8126in" draw:z-index="0"><draw:image xlink:href="Pictures/10000201000001F40000028E170D28810315C5AE.png" xlink:type="simple" xlink:show="embed" xlink:actuate="onLoad" loext:mime-type="image/png"/></draw:frame><draw:frame draw:style-name="fr1" draw:name="Image2" text:anchor-type="char" svg:x="4.1484in" svg:y="-0.5728in" svg:width="3.0209in" svg:height="2.9063in" draw:z-index="1"><draw:image xlink:href="Pictures/10000201000001220000011705878F0EEDB48843.png" xlink:type="simple" xlink:show="embed" xlink:actuate="onLoad" loext:mime-type="image/png"/></draw:frame><draw:frame draw:style-name="fr1" draw:name="Image3" text:anchor-type="char" svg:x="3.0709in" svg:y="2.5728in" svg:width="4.1146in" svg:height="1.5937in" draw:z-index="2"><draw:image xlink:href="Pictures/100002010000018B00000099CF2253A5538647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1:34:17.450511003</meta:creation-date>
    <dc:date>2021-12-09T11:38:30.808567838</dc:date>
    <meta:editing-duration>PT4M15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